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t 3: </text:span><text:span text:style-name="T1">Project Writeup / Reflection</text:span><text:line-break/><text:line-break/>Please prepare a short document with the following sections:</text:p>
      <text:list xml:id="list770230062" text:style-name="L1">
        <text:list-item>
          <text:p text:style-name="P5">Project Overview: What were you trying to accomplish? What was your general approach?</text:p>
        </text:list-item>
      </text:list>
      <text:p text:style-name="P2"/>
      <text:p text:style-name="P2">I was trying to count how many times appears the name of each character of the book David Copperfield, to see how relevant are those characters in the story. </text:p>
      <text:p text:style-name="P2">I did it well, but many times the characters are called in the book with nicknames so it is no really precise.</text:p>
      <text:p text:style-name="P2"/>
      <text:list xml:id="list103721238" text:continue-numbering="true" text:style-name="L1">
        <text:list-item>
          <text:p text:style-name="P5">Implementation: How does your code work? What libraries did you use? How would someone (for instance a NINJA) run your code? What data structures (e.g. lists, dictionaries) did you use in your program and why?</text:p>
        </text:list-item>
      </text:list>
      <text:p text:style-name="P2"/>
      <text:p text:style-name="P2">The code work ok, but it is the simplest thing ever. I tried first to use a google api, but I realize that I needed to pay. Then a twitter api, but I could not figure out how to do what I wanted. And last of all I worked with the Project Gutenberg web page. I don't know why, but pattern in my computer is not working.</text:p>
      <text:p text:style-name="P2">First of all, I defined a function called 'analyze' to count how many times a specific word is called in the text. For this a used a 'for' <text:s/>then an 'if' inside it to make a loop until the text was completely analyzed. </text:p>
      <text:p text:style-name="P2">To count each word separately I used the 'string.split' function, and to enter the name you want I used a 'raw_input'.</text:p>
      <text:p text:style-name="P2"/>
      <text:list xml:id="list1514919447" text:continue-numbering="true" text:style-name="L1">
        <text:list-item>
          <text:p text:style-name="P5">Include some examples of your program's output.</text:p>
        </text:list-item>
      </text:list>
      <text:p text:style-name="P2"/>
      <text:p text:style-name="P2">When you run this program, it shows the list of all characters of the book and below that list it says 'Enter name:', so you can choose a name from the list above to see how many times that name appears in the book.</text:p>
      <text:p text:style-name="P2">For example, if you write Agnes, the program print 186.</text:p>
      <text:p text:style-name="P2"/>
      <text:list xml:id="list691036906" text:continue-numbering="true" text:style-name="L1">
        <text:list-item>
          <text:p text:style-name="P3">Reflection: from a process point of view, what went well? what could you improve? Was your project appropriately scoped? Did you have a good plan for unit testing?</text:p>
        </text:list-item>
      </text:list>
      <text:p text:style-name="Standard"/>
      <text:p text:style-name="Standard">I was kind of confused on what we needed to do in this homework, so I changed my idea many times. Despite of all the time that I spent on the homework, I didn't learned how to use pattern and apis properly. (Pattern does not work on my computer, so it was impossible to learn it)</text:p>
      <text:p text:style-name="Standard">My program can be improved in many ways. One way that I thought, was to add a short description for each character. <text:s/>I found an URL with short descriptions, but I couldn't us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2:16:12</meta:creation-date>
    <meta:editing-duration>PT13M33S</meta:editing-duration>
    <meta:editing-cycles>2</meta:editing-cycles>
    <meta:generator>LibreOffice/3.5$Linux_X86_64 LibreOffice_project/350m1$Build-2</meta:generator>
    <dc:date>2014-09-30T03:35:15</dc:date>
    <meta:document-statistic meta:table-count="0" meta:image-count="0" meta:object-count="0" meta:page-count="1" meta:paragraph-count="14" meta:word-count="428" meta:character-count="2260" meta:non-whitespace-character-count="1845"/>
  </office:meta>
</office:document-meta>
</file>